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8167" officeooo:paragraph-rsid="00018167"/>
    </style:style>
    <style:style style:name="P2" style:family="paragraph" style:parent-style-name="Standard">
      <style:text-properties fo:font-weight="bold" officeooo:rsid="00018167" officeooo:paragraph-rsid="00018167" style:font-weight-asian="bold" style:font-weight-complex="bold"/>
    </style:style>
    <style:style style:name="P3" style:family="paragraph" style:parent-style-name="Standard">
      <style:text-properties fo:font-size="16pt" fo:font-weight="bold" officeooo:rsid="00018167" officeooo:paragraph-rsid="0001816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officeooo:rsid="00018167" officeooo:paragraph-rsid="00018167" style:font-style-asian="italic" style:font-style-complex="italic"/>
    </style:style>
    <style:style style:name="P5" style:family="paragraph" style:parent-style-name="Standard">
      <style:text-properties fo:font-size="14pt" fo:font-weight="bold" officeooo:rsid="00018167" officeooo:paragraph-rsid="00018167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rl Anderson: Curriculum Vitae</text:p>
      <text:p text:style-name="P1"/>
      <text:p text:style-name="P5">Futel</text:p>
      <text:p text:style-name="P4">August 2014-present</text:p>
      <text:p text:style-name="P1">Futel is an audio art installation and phone company, with installations at SE Clinton Street and Right To Dream Too.</text:p>
      <text:p text:style-name="P2">Exhibits:</text:p>
      <text:p text:style-name="P1">ToorCamp, Neah Bay, Washington, July, 2014.</text:p>
      <text:p text:style-name="P2">Presentations:</text:p>
      <text:p text:style-name="P1">Futel: The Future Of The Past Of Telephony, Open Source Bridge, June, 2014.</text:p>
      <text:p text:style-name="P1">Futel: The Telephone Of The Future, Curiosity Club, April, 2015.</text:p>
      <text:p text:style-name="P1"/>
      <text:p text:style-name="P5">Solo and Choral Performances</text:p>
      <text:p text:style-name="P4">2014-present</text:p>
      <text:p text:style-name="P1">I participate in choral and solo singing performances.</text:p>
      <text:p text:style-name="P2">Performances:</text:p>
      <text:p text:style-name="P1">Like a Sun That Pours Forth Light but Never Warmth, solo aria for a dance performance for Allie Hankins, Conduit Dance, October, 2014.</text:p>
      <text:p text:style-name="P1">CHOIR, choir accompaniment for a dance performance by Takahiro Yamamoto, July, 2015.</text:p>
      <text:p text:style-name="P1">CHOIR, choir accompaniment for a dance performance by Takahiro Yamamoto, March, 2015.</text:p>
      <text:p text:style-name="P1"/>
      <text:p text:style-name="P5">Church Of Robotron</text:p>
      <text:p text:style-name="P4">2012-2014</text:p>
      <text:p text:style-name="P1">As part of an art and technology group, I participated in creating installations which presented a cautionary message about machine superiority and human error in the form of a travelling revival and immersive testing experience.</text:p>
      <text:p text:style-name="P2">Exhibits:</text:p>
      <text:p text:style-name="P1">ToorCamp, Neah Bay, Washington, July, 2012.</text:p>
      <text:p text:style-name="P1">Diode Gallery, September-October, 2014.</text:p>
      <text:p text:style-name="P1">AFRU gallery, February, 2015.</text:p>
      <text:p text:style-name="P2">Publications:</text:p>
      <text:p text:style-name="P1">Doctrine And Documentation, pamphlet, 2014.</text:p>
      <text:p text:style-name="P2">Presentations:</text:p>
      <text:p text:style-name="P1">The Church Of Robotron, Dorkbot PDX, 2013.</text:p>
      <text:p text:style-name="P1"/>
      <text:p text:style-name="P5">C.H.U.N.K. 666</text:p>
      <text:p text:style-name="P4">1992-present</text:p>
      <text:p text:style-name="P1">As part of a public event and salvage education group, I organize and produce C.H.U.N.K. 666, which <text:s/>turns trash into working bicycles and then destroys them in public gladitorial events.</text:p>
      <text:p text:style-name="P2">Events:</text:p>
      <text:p text:style-name="P1">Chunkathlons, Portland, yearly 1999 through 2005.</text:p>
      <text:p text:style-name="P1">Chunkathlon, Brooklyn, NY, 2003.</text:p>
      <text:p text:style-name="P1">Mutant Bike Proving Grounds, Vancouver, BC, 2008.</text:p>
      <text:p text:style-name="P2">Presentations:</text:p>
      <text:p text:style-name="P1">Aquachoppers of C.H.U.N.K. 666, Research Club, September, 2011.</text:p>
      <text:p text:style-name="P1">Aquachoppers of C.H.U.N.K. 666, Dorkbot PDX, October, 2011.</text:p>
      <text:p text:style-name="P1">Aquachoppers of C.H.U.N.K. 666, Curiosity Club, April, 2013.</text:p>
      <text:p text:style-name="P2">Publications:</text:p>
      <text:p text:style-name="P1"><text:soft-page-break/>Nowtopia (interview in anthology), Chris Carlson, editor, 2008.</text:p>
      <text:p text:style-name="P1">Taking The Lane (story in anthology), Elly Blue, editor, 2014.</text:p>
      <text:p text:style-name="P1">C.H.U.N.K. 666: Preparing for the Carmageddon (zine), 1997</text:p>
      <text:p text:style-name="P1">C.H.U.N.K. 666: Heat Shield of the Celestial Chariot (zine), 1999</text:p>
      <text:p text:style-name="P1">C.H.U.N.K. 666: To Head The Moronic Dictum (zine),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5:21:52.477564050</meta:creation-date>
    <dc:date>2015-08-18T15:25:43.856852515</dc:date>
    <meta:editing-duration>PT3M51S</meta:editing-duration>
    <meta:editing-cycles>1</meta:editing-cycles>
    <meta:document-statistic meta:table-count="0" meta:image-count="0" meta:object-count="0" meta:page-count="2" meta:paragraph-count="44" meta:word-count="309" meta:character-count="2137" meta:non-whitespace-character-count="1871"/>
    <meta:generator>LibreOffice/4.3.7.2$Linux_X86_64 LibreOffice_project/430m0$Build-2</meta:generator>
  </office:meta>
</office:document-meta>
</file>